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3.692cm" loext:decorative="false"/>
      <style:paragraph-properties style:writing-mode="lr-tb"/>
    </style:style>
    <style:style style:name="gr3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3.996cm" fo:min-width="1.846cm" fo:padding-top="0.025cm" fo:padding-bottom="0.025cm" fo:padding-left="0.025cm" fo:padding-right="0.025cm" fo:wrap-option="wrap" loext:decorative="false"/>
    </style:style>
    <style:style style:name="gr4" style:family="graphic" style:parent-style-name="standard">
      <style:graphic-properties svg:stroke-width="0.05cm" svg:stroke-color="#2a6099" draw:marker-start-width="0.375cm" draw:marker-end-width="0.375cm" draw:fill="hatch" draw:fill-color="#ffffff" draw:fill-hatch-name="Blue_20_45_20_Degrees" draw:fill-hatch-solid="true" loext:fill-use-slide-background="false" draw:textarea-horizontal-align="justify" draw:textarea-vertical-align="middle" draw:auto-grow-height="false" fo:min-height="3.152cm" fo:min-width="0.402cm" fo:padding-top="0.025cm" fo:padding-bottom="0.025cm" fo:padding-left="0.025cm" fo:padding-right="0.025cm" fo:wrap-option="wrap" loext:decorative="false"/>
    </style:style>
    <style:style style:name="gr5" style:family="graphic" style:parent-style-name="standard">
      <style:graphic-properties svg:stroke-width="0.05cm" svg:stroke-color="#2a6099" draw:marker-start-width="0.375cm" draw:marker-end-width="0.375cm" draw:fill="hatch" draw:fill-color="#ffffff" draw:fill-hatch-name="Blue_20_45_20_Degrees" draw:fill-hatch-solid="true" loext:fill-use-slide-background="false" draw:textarea-horizontal-align="justify" draw:textarea-vertical-align="middle" draw:auto-grow-height="false" fo:min-height="0.898cm" fo:min-width="1.348cm" fo:padding-top="0.025cm" fo:padding-bottom="0.025cm" fo:padding-left="0.025cm" fo:padding-right="0.025cm" fo:wrap-option="wrap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995cm" loext:decorative="false"/>
      <style:paragraph-properties style:writing-mode="lr-tb"/>
    </style:style>
    <style:style style:name="gr7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8" style:family="graphic" style:parent-style-name="objectwithoutfill">
      <style:graphic-properties svg:stroke-width="0.05cm" draw:marker-start="Circle" draw:marker-start-width="0.1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9" style:family="graphic">
      <style:graphic-properties loext:decorative="false"/>
    </style:style>
    <style:style style:name="gr10" style:family="graphic" style:parent-style-name="objectwithoutfill">
      <style:graphic-properties svg:stroke-width="0.05cm" draw:marker-start-width="0.375cm" draw:marker-end-width="0.375cm" draw:fill="solid" draw:fill-color="#000000" draw:textarea-horizontal-align="center" draw:textarea-vertical-align="middle" fo:padding-top="0.025cm" fo:padding-bottom="0.025cm" fo:padding-left="0.025cm" fo:padding-right="0.025cm" loext:decorative="false"/>
    </style:style>
    <style:style style:name="gr11" style:family="graphic" style:parent-style-name="objectwithoutfill">
      <style:graphic-properties svg:stroke-width="0.05cm" draw:marker-start-width="0.375cm" draw:marker-end-width="0.375cm" draw:fill="solid" draw:fill-color="#ffffff" draw:textarea-horizontal-align="center" draw:textarea-vertical-align="middle" fo:padding-top="0.025cm" fo:padding-bottom="0.025cm" fo:padding-left="0.025cm" fo:padding-right="0.025cm" loext:decorative="false"/>
    </style:style>
    <style:style style:name="gr12" style:family="graphic">
      <style:graphic-properties style:writing-mode="lr-tb" loext:decorative="false"/>
    </style:style>
    <style:style style:name="gr13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374cm" fo:min-width="0.374cm" fo:padding-top="0.025cm" fo:padding-bottom="0.025cm" fo:padding-left="0.025cm" fo:padding-right="0.025cm" loext:decorative="false"/>
    </style:style>
    <style:style style:name="gr14" style:family="graphic" style:parent-style-name="standard">
      <style:graphic-properties draw:fill="solid" draw:fill-color="#000000" draw:textarea-horizontal-align="justify" draw:textarea-vertical-align="middle" draw:auto-grow-height="false" fo:min-height="0.142cm" fo:min-width="0.142cm" loext:decorative="false"/>
    </style:style>
    <style:style style:name="gr15" style:family="graphic" style:parent-style-name="objectwithoutfill">
      <style:graphic-properties svg:stroke-width="0.05cm" svg:stroke-color="#2a6099" draw:marker-start="Circle" draw:marker-start-width="0.1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1.653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1.386cm" loext:decorative="false"/>
      <style:paragraph-properties style:writing-mode="lr-tb"/>
    </style:style>
    <style:style style:name="gr18" style:family="graphic" style:parent-style-name="objectwithoutfill">
      <style:graphic-properties svg:stroke-width="0.05cm" svg:stroke-color="#2a6099" draw:marker-start-width="0.375cm" draw:marker-end-width="0.375cm" draw:fill="solid" draw:fill-color="#ffffff" draw:textarea-horizontal-align="center" draw:textarea-vertical-align="middle" fo:padding-top="0.025cm" fo:padding-bottom="0.025cm" fo:padding-left="0.025cm" fo:padding-right="0.025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1.814cm" loext:decorative="false"/>
      <style:paragraph-properties style:writing-mode="lr-tb"/>
    </style:style>
    <style:style style:name="gr20" style:family="graphic" style:parent-style-name="objectwithoutfill">
      <style:graphic-properties svg:stroke-width="0.03cm" draw:marker-start="Dimension_20_Lines" draw:marker-start-width="0.345cm" draw:marker-end="Dimension_20_Lines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2cm" fo:min-width="4.13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2.60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2.398cm" loext:decorative="false"/>
      <style:paragraph-properties style:writing-mode="lr-tb"/>
    </style:style>
    <style:style style:name="gr24" style:family="graphic" style:parent-style-name="objectwithoutfill">
      <style:graphic-properties svg:stroke-width="0.03cm" draw:marker-start="Dimension_20_Lines" draw:marker-start-width="0.345cm" draw:marker-end="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4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8.985cm" loext:decorative="false"/>
      <style:paragraph-properties style:writing-mode="lr-tb"/>
    </style:style>
    <style:style style:name="gr27" style:family="graphic" style:parent-style-name="objectwithoutfill">
      <style:graphic-properties svg:stroke-width="0.05cm" svg:stroke-color="#666666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28" style:family="graphic" style:parent-style-name="standard">
      <style:graphic-properties svg:stroke-width="0.05cm" draw:marker-start-width="0.375cm" draw:marker-end-width="0.375cm" draw:fill="solid" draw:fill-color="#ffffff" loext:fill-use-slide-background="false" draw:textarea-horizontal-align="justify" draw:textarea-vertical-align="middle" draw:auto-grow-height="false" fo:min-height="0.092cm" fo:min-width="0.092cm" fo:padding-top="0.025cm" fo:padding-bottom="0.025cm" fo:padding-left="0.025cm" fo:padding-right="0.025cm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cm" fo:min-width="1.687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8cm" loext:decorative="false"/>
      <style:paragraph-properties style:writing-mode="lr-tb"/>
    </style:style>
    <style:style style:name="gr31" style:family="graphic" style:parent-style-name="standard">
      <style:graphic-properties svg:stroke-width="0.05cm" svg:stroke-color="#333333" draw:marker-start-width="0.375cm" draw:marker-end-width="0.375cm" draw:fill="none" loext:fill-use-slide-background="false" draw:textarea-horizontal-align="justify" draw:textarea-vertical-align="middle" draw:auto-grow-height="false" fo:min-height="3.616cm" fo:min-width="1.816cm" fo:padding-top="0.025cm" fo:padding-bottom="0.025cm" fo:padding-left="0.025cm" fo:padding-right="0.025cm" fo:wrap-option="wrap" loext:decorative="false"/>
    </style:style>
    <style:style style:name="gr32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0.022cm" fo:min-width="0.022cm" fo:padding-top="0.025cm" fo:padding-bottom="0.025cm" fo:padding-left="0.025cm" fo:padding-right="0.025cm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04cm" loext:decorative="false"/>
      <style:paragraph-properties style:writing-mode="lr-tb"/>
    </style:style>
    <style:style style:name="gr34" style:family="graphic" style:parent-style-name="standard">
      <style:graphic-properties draw:stroke="none" draw:fill="solid" draw:fill-color="#ff0000" draw:opacity="20%" draw:textarea-horizontal-align="justify" draw:textarea-vertical-align="middle" draw:auto-grow-height="false" fo:min-height="1.15cm" fo:min-width="2.15cm" draw:shadow-opacity="20%" loext:decorative="false"/>
    </style:style>
    <style:style style:name="gr35" style:family="graphic" style:parent-style-name="standard">
      <style:graphic-properties draw:stroke="none" draw:fill="solid" draw:fill-color="#2a6099" draw:opacity="20%" draw:textarea-horizontal-align="justify" draw:textarea-vertical-align="middle" draw:auto-grow-height="false" fo:min-height="1.05cm" fo:min-width="2.15cm" draw:shadow-opacity="20%" loext:decorative="false"/>
    </style:style>
    <style:style style:name="gr36" style:family="graphic" style:parent-style-name="standard">
      <style:graphic-properties draw:stroke="none" draw:fill="solid" draw:fill-color="#b2b2b2" draw:opacity="20%" draw:textarea-horizontal-align="justify" draw:textarea-vertical-align="middle" draw:auto-grow-height="false" fo:min-height="0.95cm" fo:min-width="2.15cm" draw:shadow-opacity="20%" loext:decorative="false"/>
    </style:style>
    <style:style style:name="gr37" style:family="graphic" style:parent-style-name="standard">
      <style:graphic-properties draw:textarea-horizontal-align="justify" draw:textarea-vertical-align="middle" draw:auto-grow-height="false" fo:min-height="12cm" fo:min-width="12cm" loext:decorative="false"/>
      <style:paragraph-properties style:writing-mode="lr-tb"/>
    </style:style>
    <style:style style:name="gr38" style:family="graphic" style:parent-style-name="standard">
      <style:graphic-properties draw:fill="none" loext:fill-use-slide-background="false" draw:textarea-horizontal-align="justify" draw:textarea-vertical-align="middle" draw:auto-grow-height="false" fo:min-height="17.326cm" fo:min-width="17.326cm" loext:decorative="false"/>
    </style:style>
    <style:style style:name="gr39" style:family="graphic" style:parent-style-name="standard">
      <style:graphic-properties draw:fill="none" loext:fill-use-slide-background="false" draw:textarea-horizontal-align="justify" draw:textarea-vertical-align="middle" draw:auto-grow-height="false" fo:min-height="9.2cm" fo:min-width="9.2cm" loext:decorative="false"/>
      <style:paragraph-properties style:writing-mode="lr-tb"/>
    </style:style>
    <style:style style:name="gr40" style:family="graphic" style:parent-style-name="standard">
      <style:graphic-properties draw:fill="none" loext:fill-use-slide-background="false" draw:textarea-horizontal-align="justify" draw:textarea-vertical-align="middle" draw:auto-grow-height="false" fo:min-height="12.164cm" fo:min-width="12.164cm" loext:decorative="false"/>
      <style:paragraph-properties style:writing-mode="lr-tb"/>
    </style:style>
    <style:style style:name="P1" style:family="paragraph">
      <style:paragraph-properties fo:margin-left="0cm" fo:margin-right="0cm" fo:text-indent="0cm" loext:tab-stop-distance="0cm">
        <style:tab-stops>
          <style:tab-stop style:position="1.058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1.058cm"/>
        </style:tab-stops>
      </style:paragraph-properties>
      <style:text-properties style:font-name="Arial" fo:font-size="8pt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hatch" draw:fill-color="#ffffff" draw:fill-hatch-name="Blue_20_45_20_Degrees" draw:fill-hatch-solid="true"/>
      <style:paragraph-properties fo:text-align="center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loext:graphic-properties draw:fill="none"/>
    </style:style>
    <style:style style:name="P8" style:family="paragraph">
      <loext:graphic-properties draw:fill="solid" draw:fill-color="#000000"/>
      <style:paragraph-properties fo:text-align="justify"/>
    </style:style>
    <style:style style:name="P9" style:family="paragraph">
      <loext:graphic-properties draw:fill="solid" draw:fill-color="#ffffff"/>
      <style:paragraph-properties fo:text-align="justify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P15" style:family="paragraph">
      <loext:graphic-properties draw:fill="none" draw:fill-color="#ffffff"/>
      <style:text-properties fo:font-size="9pt" style:font-size-asian="9pt" style:font-size-complex="9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solid" draw:fill-color="#ff0000" draw:opacity="20%"/>
      <style:paragraph-properties fo:text-align="center"/>
    </style:style>
    <style:style style:name="P18" style:family="paragraph">
      <loext:graphic-properties draw:fill="solid" draw:fill-color="#2a6099" draw:opacity="20%"/>
      <style:paragraph-properties fo:text-align="center"/>
    </style:style>
    <style:style style:name="P19" style:family="paragraph">
      <loext:graphic-properties draw:fill="solid" draw:fill-color="#b2b2b2" draw:opacity="20%"/>
      <style:paragraph-properties fo:text-align="center"/>
    </style:style>
    <style:style style:name="T1" style:family="text">
      <style:text-properties style:font-name="Arial" fo:font-size="8pt"/>
    </style:style>
    <style:style style:name="T2" style:family="text">
      <style:text-properties fo:font-size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6.1cm" svg:height="0.955cm" svg:x="21.85cm" svg:y="18.895cm">
          <draw:text-box>
            <text:p text:style-name="P1"><text:span text:style-name="T1">File</text:span><text:span text:style-name="T1"><text:tab/></text:span><text:span text:style-name="T1"><text:file-name text:display="name">20240729a_konzept_brennzyklen_minimieren</text:file-name></text:span></text:p>
            <text:p text:style-name="P1"><text:span text:style-name="T1">Autor</text:span><text:span text:style-name="T1"><text:tab/></text:span><text:span text:style-name="T1">Peter Märki</text:span></text:p>
          </draw:text-box>
        </draw:frame>
        <draw:frame draw:style-name="gr2" draw:text-style-name="P3" draw:layer="layout" svg:width="4.024cm" svg:height="0.489cm" svg:x="1.426cm" svg:y="2.3cm">
          <draw:text-box>
            <text:p><text:span text:style-name="T2">Anzünden verhindern</text:span></text:p>
          </draw:text-box>
        </draw:frame>
        <draw:custom-shape draw:style-name="gr3" draw:text-style-name="P4" draw:layer="layout" svg:width="2.1cm" svg:height="4.25cm" svg:x="32.316cm" svg:y="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0.5cm" svg:height="3.25cm" svg:x="33.116cm" svg:y="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5cm" svg:height="1.05cm" svg:x="32.616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2.995cm" svg:height="0.637cm" svg:x="31.921cm" svg:y="6.25cm">
          <draw:text-box>
            <text:p><text:span text:style-name="T3">Jenny Speicher 0.69 m³</text:span></text:p>
            <text:p><text:span text:style-name="T3">(davon 0.12 m³ Boiler)</text:span></text:p>
          </draw:text-box>
        </draw:frame>
        <draw:polyline draw:style-name="gr7" draw:text-style-name="P4" draw:layer="layout" svg:width="1.928cm" svg:height="0.854cm" draw:transform="rotate (-1.02590453432227) translate (31.316cm 1.75cm)" svg:viewBox="0 0 1929 855" draw:points="0,0 1411,855 1929,0">
          <text:p/>
        </draw:polyline>
        <draw:polyline draw:style-name="gr7" draw:text-style-name="P4" draw:layer="layout" svg:width="3.3cm" svg:height="1.218cm" draw:transform="rotate (-1.67813407579255) translate (32.5356648811149cm 3.76138246444109cm)" svg:viewBox="0 0 3301 1219" draw:points="2050,0 2088,348 0,573 70,1219 3301,871">
          <text:p/>
        </draw:polyline>
        <draw:line draw:style-name="gr8" draw:text-style-name="P7" draw:layer="layout" svg:x1="34.216cm" svg:y1="3.5cm" svg:x2="36.516cm" svg:y2="3.5cm">
          <text:p/>
        </draw:line>
        <draw:g draw:style-name="gr9">
          <draw:polygon draw:style-name="gr10" draw:text-style-name="P8" draw:layer="layout" svg:width="0.28cm" svg:height="0.295cm" draw:transform="rotate (1.5707963267949) translate (34.766cm 3.63125cm)" svg:viewBox="0 0 281 296" draw:points="281,0 141,296 0,0">
            <text:p/>
          </draw:polygon>
          <draw:polygon draw:style-name="gr11" draw:text-style-name="P9" draw:layer="layout" svg:width="0.28cm" svg:height="0.295cm" draw:transform="rotate (-1.5707963267949) translate (35.358cm 3.35cm)" svg:viewBox="0 0 281 296" draw:points="0,0 141,296 281,0">
            <text:p/>
          </draw:polygon>
          <draw:polygon draw:style-name="gr10" draw:text-style-name="P8" draw:layer="layout" svg:width="0.268cm" svg:height="0.308cm" draw:transform="rotate (-3.14159265358979) translate (35.1965454545455cm 3.8cm)" svg:viewBox="0 0 269 309" draw:points="0,0 135,309 269,0">
            <text:p/>
          </draw:polygon>
        </draw:g>
        <draw:g draw:style-name="gr12">
          <draw:custom-shape draw:style-name="gr13" draw:text-style-name="P10" draw:layer="layout" svg:width="0.6cm" svg:height="0.6cm" svg:x="35.608cm" svg:y="3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0" draw:text-style-name="P8" draw:layer="layout" svg:width="0.389cm" svg:height="0.299cm" draw:transform="rotate (1.5707963267949) translate (35.809cm 3.68cm)" svg:viewBox="0 0 390 300" draw:points="390,0 180,300 0,0">
            <text:p/>
          </draw:polygon>
        </draw:g>
        <draw:line draw:style-name="gr8" draw:text-style-name="P7" draw:layer="layout" svg:x1="34.216cm" svg:y1="4.1cm" svg:x2="36.516cm" svg:y2="4.1cm">
          <text:p/>
        </draw:line>
        <draw:line draw:style-name="gr7" draw:text-style-name="P7" draw:layer="layout" svg:x1="35.066cm" svg:y1="4.1cm" svg:x2="35.066cm" svg:y2="3.7cm">
          <text:p/>
        </draw:line>
        <draw:custom-shape draw:style-name="gr14" draw:text-style-name="P11" draw:layer="layout" svg:width="0.2cm" svg:height="0.2cm" svg:x="34.966cm" svg:y="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5" draw:text-style-name="P7" draw:layer="layout" svg:width="1.749cm" svg:height="0.037cm" draw:transform="rotate (-0.0218166156499289) translate (33.3668328061159cm 2.06183303605533cm)" svg:viewBox="0 0 1750 38" draw:points="0,38 1350,9 1750,0">
          <text:p/>
        </draw:polyline>
        <draw:frame draw:style-name="gr16" draw:text-style-name="P6" draw:layer="layout" svg:width="1.653cm" svg:height="0.361cm" svg:x="35.213cm" svg:y="1.95cm">
          <draw:text-box>
            <text:p><text:span text:style-name="T3">Warmwasser</text:span></text:p>
          </draw:text-box>
        </draw:frame>
        <draw:polyline draw:style-name="gr15" draw:text-style-name="P7" draw:layer="layout" svg:width="1.647cm" svg:height="0.84cm" draw:transform="rotate (-0.472111562664466) translate (33.6986055700194cm 3.85071148258764cm)" svg:viewBox="0 0 1648 841" draw:points="0,841 1202,227 1648,0">
          <text:p/>
        </draw:polyline>
        <draw:frame draw:style-name="gr17" draw:text-style-name="P6" draw:layer="layout" svg:width="1.386cm" svg:height="0.361cm" svg:x="35.23cm" svg:y="4.45cm">
          <draw:text-box>
            <text:p><text:span text:style-name="T3">Kaltwasser</text:span></text:p>
          </draw:text-box>
        </draw:frame>
        <draw:polygon draw:style-name="gr18" draw:text-style-name="P9" draw:layer="layout" svg:width="0.28cm" svg:height="0.295cm" draw:transform="rotate (-1.5707963267949) translate (34.962cm 4.469cm)" svg:viewBox="0 0 281 296" draw:points="0,0 141,296 281,0">
          <text:p/>
        </draw:polygon>
        <draw:polygon draw:style-name="gr18" draw:text-style-name="P9" draw:layer="layout" svg:width="0.28cm" svg:height="0.295cm" draw:transform="rotate (1.5707963267949) translate (34.666cm 2.25cm)" svg:viewBox="0 0 281 296" draw:points="281,0 140,296 0,0">
          <text:p/>
        </draw:polygon>
        <draw:frame draw:style-name="gr19" draw:text-style-name="P6" draw:layer="layout" svg:width="1.814cm" svg:height="0.361cm" svg:x="34.702cm" svg:y="2.8cm">
          <draw:text-box>
            <text:p><text:span text:style-name="T3">Bodenheizung</text:span></text:p>
          </draw:text-box>
        </draw:frame>
        <draw:line draw:style-name="gr20" draw:text-style-name="P7" draw:layer="layout" svg:x1="36.916cm" svg:y1="0.4cm" svg:x2="30.166cm" svg:y2="0.4cm">
          <text:p/>
        </draw:line>
        <draw:frame draw:style-name="gr21" draw:text-style-name="P13" draw:layer="layout" svg:width="4.13cm" svg:height="0.832cm" svg:x="31.686cm" svg:y="-0.35cm">
          <draw:text-box>
            <text:p text:style-name="P12"><text:span text:style-name="T4">ein Haus</text:span></text:p>
            <text:p text:style-name="P12"><text:span text:style-name="T3">(vereinfacht, nicht alle Elemente)</text:span></text:p>
          </draw:text-box>
        </draw:frame>
        <draw:frame draw:style-name="gr22" draw:text-style-name="P6" draw:layer="layout" svg:width="2.601cm" svg:height="0.361cm" svg:x="30.115cm" svg:y="7.139cm">
          <draw:text-box>
            <text:p><text:span text:style-name="T3">Fernleitung Rücklauf</text:span></text:p>
          </draw:text-box>
        </draw:frame>
        <draw:frame draw:style-name="gr23" draw:text-style-name="P6" draw:layer="layout" svg:width="2.398cm" svg:height="0.361cm" svg:x="30.168cm" svg:y="1.3cm">
          <draw:text-box>
            <text:p><text:span text:style-name="T3">Fernleitung Vorlauf</text:span></text:p>
          </draw:text-box>
        </draw:frame>
        <draw:line draw:style-name="gr24" draw:text-style-name="P7" draw:layer="layout" svg:x1="37.116cm" svg:y1="0.4cm" svg:x2="37.666cm" svg:y2="0.4cm">
          <text:p/>
        </draw:line>
        <draw:frame draw:style-name="gr25" draw:text-style-name="P13" draw:layer="layout" svg:width="2.364cm" svg:height="0.395cm" draw:transform="rotate (1.5707963267949) translate (37.305cm 5.2cm)">
          <draw:text-box>
            <text:p><text:span text:style-name="T4">weitere Häuser</text:span></text:p>
          </draw:text-box>
        </draw:frame>
        <draw:frame draw:style-name="gr26" draw:text-style-name="P14" draw:layer="layout" svg:width="8.985cm" svg:height="0.489cm" svg:x="1.115cm" svg:y="1.05cm">
          <draw:text-box>
            <text:p><text:span text:style-name="T5">Konzept Brennzyklen minimieren</text:span></text:p>
          </draw:text-box>
        </draw:frame>
        <draw:polyline draw:style-name="gr27" draw:text-style-name="P7" draw:layer="layout" svg:width="2.659cm" svg:height="2.94cm" draw:transform="rotate (-0.44662975558535) translate (32.6514222082961cm 2.69960616558944cm)" svg:viewBox="0 0 2660 2941" draw:points="0,777 1624,0 444,1009 1970,721 789,1730 2315,1443 1135,2452 2660,2165 1037,2941">
          <text:p/>
        </draw:polyline>
        <draw:custom-shape draw:style-name="gr5" draw:text-style-name="P5" draw:layer="layout" svg:width="1.5cm" svg:height="1.05cm" svg:x="32.603cm" svg:y="9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15" draw:text-style-name="P7" draw:layer="layout" svg:width="1.749cm" svg:height="0.037cm" draw:transform="rotate (-0.0218166156499289) translate (33.3538328061159cm 9.1628330360553cm)" svg:viewBox="0 0 1750 38" draw:points="0,38 1350,9 1750,0">
          <text:p/>
        </draw:polyline>
        <draw:frame draw:style-name="gr16" draw:text-style-name="P6" draw:layer="layout" svg:width="1.653cm" svg:height="0.361cm" svg:x="35.2cm" svg:y="9.051cm">
          <draw:text-box>
            <text:p><text:span text:style-name="T3">Warmwasser</text:span></text:p>
          </draw:text-box>
        </draw:frame>
        <draw:polygon draw:style-name="gr18" draw:text-style-name="P9" draw:layer="layout" svg:width="0.28cm" svg:height="0.295cm" draw:transform="rotate (1.5707963267949) translate (34.653cm 9.351cm)" svg:viewBox="0 0 281 296" draw:points="281,0 140,296 0,0">
          <text:p/>
        </draw:polygon>
        <draw:frame draw:style-name="gr19" draw:text-style-name="P6" draw:layer="layout" svg:width="1.814cm" svg:height="0.361cm" svg:x="34.689cm" svg:y="9.901cm">
          <draw:text-box>
            <text:p><text:span text:style-name="T3">Bodenheizung</text:span></text:p>
          </draw:text-box>
        </draw:frame>
        <draw:frame draw:style-name="gr23" draw:text-style-name="P6" draw:layer="layout" svg:width="2.398cm" svg:height="0.361cm" svg:x="30.155cm" svg:y="8.401cm">
          <draw:text-box>
            <text:p><text:span text:style-name="T3">Fernleitung Vorlauf</text:span></text:p>
          </draw:text-box>
        </draw:frame>
        <draw:custom-shape draw:style-name="gr28" draw:text-style-name="P10" draw:layer="layout" svg:width="0.2cm" svg:height="0.2cm" svg:x="3.842cm" svg:y="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5" draw:layer="layout" svg:width="2.305cm" svg:height="0.44cm" svg:x="4.62cm" svg:y="4.261cm">
          <draw:text-box>
            <text:p>Tsz4, X7, TPO</text:p>
          </draw:text-box>
        </draw:frame>
        <draw:frame draw:style-name="gr30" draw:text-style-name="P16" draw:layer="layout" svg:width="0.768cm" svg:height="0.395cm" svg:x="4.57cm" svg:y="7.206cm">
          <draw:text-box>
            <text:p>Tsz1</text:p>
          </draw:text-box>
        </draw:frame>
        <draw:custom-shape draw:style-name="gr31" draw:text-style-name="P4" draw:layer="layout" svg:width="2.15cm" svg:height="3.95cm" svg:x="2.288cm" svg:y="4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900.749625187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0.2cm" svg:height="0.2cm" svg:x="2.634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0" draw:layer="layout" svg:width="0.2cm" svg:height="0.2cm" svg:x="2.634cm" svg:y="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0" draw:layer="layout" svg:width="0.2cm" svg:height="0.2cm" svg:x="2.634cm" svg:y="6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0" draw:layer="layout" svg:width="0.2cm" svg:height="0.2cm" svg:x="2.634cm" svg:y="7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0" draw:layer="layout" svg:width="0.2cm" svg:height="0.2cm" svg:x="3.842cm" svg:y="5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0" draw:layer="layout" svg:width="0.2cm" svg:height="0.2cm" svg:x="3.842cm" svg:y="6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0" draw:layer="layout" svg:width="0.2cm" svg:height="0.2cm" svg:x="3.842cm" svg:y="7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2">
          <draw:custom-shape draw:style-name="gr32" draw:text-style-name="P4" draw:layer="layout" svg:width="0.1cm" svg:height="0.1cm" svg:x="4.238cm" svg:y="4.4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4" draw:layer="layout" svg:width="0.1cm" svg:height="0.1cm" svg:x="4.238cm" svg:y="5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4" draw:layer="layout" svg:width="0.1cm" svg:height="0.1cm" svg:x="4.238cm" svg:y="6.4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4" draw:layer="layout" svg:width="0.1cm" svg:height="0.1cm" svg:x="4.238cm" svg:y="7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0" draw:text-style-name="P16" draw:layer="layout" svg:width="2.322cm" svg:height="0.395cm" svg:x="4.57cm" svg:y="5.243cm">
          <draw:text-box>
            <text:p>Tsz3, X8, TPM</text:p>
          </draw:text-box>
        </draw:frame>
        <draw:frame draw:style-name="gr33" draw:text-style-name="P16" draw:layer="layout" svg:width="1.704cm" svg:height="0.395cm" svg:x="4.57cm" svg:y="6.224cm">
          <draw:text-box>
            <text:p>Tsz2</text:p>
          </draw:text-box>
        </draw:frame>
        <draw:custom-shape draw:style-name="gr34" draw:text-style-name="P17" draw:layer="layout" svg:width="2.15cm" svg:height="1.15cm" svg:x="2.288cm" svg:y="4.40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2.15cm" svg:height="1.05cm" svg:x="2.288cm" svg:y="6.50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2.15cm" svg:height="0.95cm" svg:x="2.288cm" svg:y="5.55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719cm" svg:height="0.489cm" svg:x="1.426cm" svg:y="12.1cm">
          <draw:text-box>
            <text:p><text:span text:style-name="T2">Löschen verhindern</text:span></text:p>
          </draw:text-box>
        </draw:frame>
        <draw:frame draw:style-name="gr26" draw:text-style-name="P14" draw:layer="layout" svg:width="8.985cm" svg:height="0.489cm" svg:x="11.415cm" svg:y="10.061cm">
          <draw:text-box>
            <text:p><text:span text:style-name="T5">DRAFT</text:span></text:p>
          </draw:text-box>
        </draw:frame>
        <draw:custom-shape draw:style-name="gr37" draw:text-style-name="P12" draw:layer="layout" svg:width="12cm" svg:height="12cm" svg:x="-6.85cm" svg:y="8.75cm">
          <text:p text:style-name="P12">120</text:p>
          <text:p text:style-name="P12"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24.5cm" svg:height="24.5cm" svg:x="-1.95cm" svg:y="-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" draw:layer="layout" svg:width="9.2cm" svg:height="9.2cm" svg:x="-14.6cm" svg:y="1.6cm">
          <text:p text:style-name="P12">92</text:p>
          <text:p text:style-name="P12"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17.2cm" svg:height="17.2cm" svg:x="12.05cm" svg:y="9.5cm">
          <text:p text:style-name="P12">17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ue_20_45_20_Degrees" draw:display-name="Blue 45 Degrees" draw:style="single" draw:color="#2a6099" draw:distance="0.203cm" draw:rotation="450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2.5.2$Windows_X86_64 LibreOffice_project/bffef4ea93e59bebbeaf7f431bb02b1a39ee8a59</meta:generator>
    <meta:creation-date>2002-06-15T11:26:19</meta:creation-date>
    <dc:date>2024-07-29T18:44:51.188000000</dc:date>
    <dc:language>de-DE</dc:language>
    <meta:editing-cycles>450</meta:editing-cycles>
    <meta:editing-duration>P18DT3H26M38S</meta:editing-duration>
    <meta:print-date>2024-07-28T23:51:46.341000000</meta:print-date>
    <meta:printed-by>PDF-Dateien</meta:printed-by>
    <meta:document-statistic meta:object-count="67"/>
    <meta:user-defined meta:name="Info 1"/>
    <meta:user-defined meta:name="Info 2"/>
    <meta:user-defined meta:name="Info 3"/>
    <meta:user-defined meta:name="Info 4"/>
  </office:meta>
</office:document-meta>
</file>